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dejavu sans mono" svg:font-family="'dejavu sans mono', monospace"/>
    <style:font-face style:name="FreeSans1" svg:font-family="FreeSans" style:font-family-generic="swiss"/>
    <style:font-face style:name="Helvetica Neue" svg:font-family="'Helvetica Neue', Helvetica, 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Helvetica Neue" fo:font-size="18pt" officeooo:paragraph-rsid="001801ff" style:font-size-asian="18pt" style:font-size-complex="18pt"/>
    </style:style>
    <style:style style:name="P2" style:family="paragraph" style:parent-style-name="Standard">
      <style:paragraph-properties fo:line-height="150%" fo:text-align="end" style:justify-single-word="false"/>
      <style:text-properties style:font-name="Helvetica Neue" fo:font-size="18pt" officeooo:paragraph-rsid="001801ff" style:font-size-asian="18pt" style:font-size-complex="18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Helvetica Neue" fo:font-size="18pt" officeooo:rsid="002d9c61" officeooo:paragraph-rsid="001801ff" style:font-size-asian="18pt" style:font-size-complex="18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Helvetica Neue" fo:font-size="18pt" fo:font-weight="normal" officeooo:rsid="00103f58" officeooo:paragraph-rsid="001801ff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Helvetica Neue" fo:font-size="18pt" fo:font-weight="normal" officeooo:rsid="00103f58" officeooo:paragraph-rsid="001801ff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Helvetica Neue" fo:font-size="18pt" fo:font-weight="normal" officeooo:rsid="001ae348" officeooo:paragraph-rsid="001801ff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Helvetica Neue" fo:font-size="18pt" fo:font-weight="normal" officeooo:rsid="001ae348" officeooo:paragraph-rsid="001801ff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line-height="150%" fo:text-align="end" style:justify-single-word="false"/>
      <style:text-properties style:font-name="Helvetica Neue" fo:font-size="18pt" fo:font-weight="normal" officeooo:rsid="001ae348" officeooo:paragraph-rsid="001801ff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Helvetica Neue" fo:font-size="20pt" fo:font-weight="bold" officeooo:rsid="001ae348" officeooo:paragraph-rsid="001801ff" style:font-size-asian="20pt" style:font-weight-asian="bold" style:font-size-complex="20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Helvetica Neue" fo:font-size="14pt" fo:font-weight="normal" officeooo:rsid="00142732" officeooo:paragraph-rsid="001b22f9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text-align="start" style:justify-single-word="false"/>
      <style:text-properties officeooo:paragraph-rsid="002a0f0f"/>
    </style:style>
    <style:style style:name="P14" style:family="paragraph" style:parent-style-name="Text_20_body">
      <style:paragraph-properties fo:text-align="start" style:justify-single-word="false"/>
      <style:text-properties fo:font-size="14pt" fo:font-weight="normal" officeooo:rsid="002a0f0f" officeooo:paragraph-rsid="002a0f0f" style:font-size-asian="12.25pt" style:font-weight-asian="normal" style:font-size-complex="14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size="14pt" officeooo:rsid="00324af7" officeooo:paragraph-rsid="0031f638" style:font-size-asian="12.25pt" style:font-size-complex="14pt"/>
    </style:style>
    <style:style style:name="P16" style:family="paragraph" style:parent-style-name="Text_20_body">
      <style:paragraph-properties fo:text-align="start" style:justify-single-word="false"/>
      <style:text-properties officeooo:rsid="0031f638" officeooo:paragraph-rsid="0031f638"/>
    </style:style>
    <style:style style:name="P17" style:family="paragraph" style:parent-style-name="Text_20_body">
      <style:paragraph-properties fo:text-align="start" style:justify-single-word="false"/>
      <style:text-properties fo:font-size="15pt" fo:font-weight="normal" officeooo:rsid="002a0f0f" officeooo:paragraph-rsid="002a0f0f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8pt" fo:font-weight="bold" officeooo:rsid="002a0f0f" officeooo:paragraph-rsid="002a0f0f" style:font-size-asian="18pt" style:font-weight-asian="bold" style:font-size-complex="18pt" style:font-weight-complex="bold"/>
    </style:style>
    <style:style style:name="P19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1.101cm" style:auto-text-indent="false"/>
      <style:text-properties fo:color="#000000" fo:font-size="14pt" officeooo:rsid="0018c9f4" officeooo:paragraph-rsid="001a9e34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1.101cm" style:auto-text-indent="false"/>
      <style:text-properties fo:color="#000000" fo:font-size="14pt" officeooo:rsid="002008bf" officeooo:paragraph-rsid="002008bf" style:font-size-asian="14pt" style:font-size-complex="14pt"/>
    </style:style>
    <style:style style:name="P21" style:family="paragraph" style:parent-style-name="Text_20_body">
      <style:paragraph-properties fo:margin-left="0cm" fo:margin-right="0cm" fo:margin-top="0cm" fo:margin-bottom="0.247cm" style:contextual-spacing="false" fo:line-height="120%" fo:text-align="start" style:justify-single-word="false" fo:text-indent="1cm" style:auto-text-indent="false"/>
      <style:text-properties officeooo:paragraph-rsid="00327ef3"/>
    </style:style>
    <style:style style:name="P22" style:family="paragraph" style:parent-style-name="Text_20_body">
      <style:paragraph-properties fo:margin-left="0cm" fo:margin-right="0cm" fo:margin-top="0cm" fo:margin-bottom="0.247cm" style:contextual-spacing="false" fo:line-height="120%" fo:text-align="center" style:justify-single-word="false" fo:text-indent="1cm" style:auto-text-indent="false"/>
    </style:style>
    <style:style style:name="P23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/>
      <style:text-properties officeooo:paragraph-rsid="00288f84"/>
    </style:style>
    <style:style style:name="P24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/>
      <style:text-properties officeooo:paragraph-rsid="0031f638"/>
    </style:style>
    <style:style style:name="P25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/>
      <style:text-properties officeooo:paragraph-rsid="00327ef3"/>
    </style:style>
    <style:style style:name="P26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>
        <style:tab-stops>
          <style:tab-stop style:position="0.159cm"/>
        </style:tab-stops>
      </style:paragraph-properties>
      <style:text-properties officeooo:paragraph-rsid="004d3408"/>
    </style:style>
    <style:style style:name="P27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/>
      <style:text-properties fo:font-size="14pt" officeooo:rsid="003d232b" officeooo:paragraph-rsid="003d232b" style:font-size-asian="12.25pt" style:font-size-complex="14pt"/>
    </style:style>
    <style:style style:name="P28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/>
      <style:text-properties fo:font-size="14pt" officeooo:rsid="004c3eb3" officeooo:paragraph-rsid="0053bbd7" style:font-size-asian="12.25pt" style:font-size-complex="14pt"/>
    </style:style>
    <style:style style:name="P29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/>
      <style:text-properties fo:font-size="14pt" officeooo:rsid="002008bf" officeooo:paragraph-rsid="002008bf" style:font-size-asian="12.25pt" style:font-size-complex="14pt"/>
    </style:style>
    <style:style style:name="P30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/>
      <style:text-properties fo:font-size="14pt" officeooo:rsid="00216a18" officeooo:paragraph-rsid="00216a18" style:font-size-asian="12.25pt" style:font-size-complex="14pt"/>
    </style:style>
    <style:style style:name="P31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/>
      <style:text-properties fo:font-size="14pt" officeooo:rsid="0022ce3e" officeooo:paragraph-rsid="0024b83f" style:font-size-asian="12.25pt" style:font-size-complex="14pt"/>
    </style:style>
    <style:style style:name="P32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/>
      <style:text-properties fo:font-size="14pt" officeooo:rsid="002c7ee5" officeooo:paragraph-rsid="002c7ee5" style:font-size-asian="12.25pt" style:font-size-complex="14pt"/>
    </style:style>
    <style:style style:name="P33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/>
      <style:text-properties fo:font-size="14pt" officeooo:rsid="00303a99" officeooo:paragraph-rsid="00303a99" style:font-size-asian="12.25pt" style:font-size-complex="14pt"/>
    </style:style>
    <style:style style:name="P34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/>
      <style:text-properties fo:font-size="14pt" officeooo:rsid="00392a87" officeooo:paragraph-rsid="00392a87" style:font-size-asian="12.25pt" style:font-size-complex="14pt"/>
    </style:style>
    <style:style style:name="P35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/>
      <style:text-properties fo:font-size="14pt" officeooo:rsid="003a5c24" officeooo:paragraph-rsid="003a5c24" style:font-size-asian="12.25pt" style:font-size-complex="14pt"/>
    </style:style>
    <style:style style:name="P36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/>
      <style:text-properties fo:font-size="14pt" officeooo:rsid="003bec77" officeooo:paragraph-rsid="003bec77" style:font-size-asian="12.25pt" style:font-size-complex="14pt"/>
    </style:style>
    <style:style style:name="P37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/>
      <style:text-properties fo:font-size="14pt" officeooo:rsid="003cd730" officeooo:paragraph-rsid="003cd730" style:font-size-asian="12.25pt" style:font-size-complex="14pt"/>
    </style:style>
    <style:style style:name="P38" style:family="paragraph" style:parent-style-name="Text_20_body">
      <style:paragraph-properties fo:margin-left="0cm" fo:margin-right="0cm" fo:margin-top="0cm" fo:margin-bottom="0.247cm" style:contextual-spacing="false" fo:line-height="120%" fo:text-align="start" style:justify-single-word="false" fo:text-indent="1cm" style:auto-text-indent="false"/>
      <style:text-properties fo:font-size="14pt" officeooo:rsid="00288f84" officeooo:paragraph-rsid="00288f84" style:font-size-asian="12.25pt" style:font-size-complex="14pt"/>
    </style:style>
    <style:style style:name="P39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/>
      <style:text-properties officeooo:rsid="0031f638" officeooo:paragraph-rsid="0031f638"/>
    </style:style>
    <style:style style:name="P40" style:family="paragraph" style:parent-style-name="Text_20_body" style:master-page-name="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 style:page-number="auto"/>
      <style:text-properties fo:font-size="14pt" officeooo:rsid="003cd730" officeooo:paragraph-rsid="003cd730" style:font-size-asian="12.25pt" style:font-size-complex="14pt"/>
    </style:style>
    <style:style style:name="P41" style:family="paragraph" style:parent-style-name="Text_20_body" style:master-page-name="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 style:page-number="auto">
        <style:tab-stops>
          <style:tab-stop style:position="0.159cm"/>
        </style:tab-stops>
      </style:paragraph-properties>
      <style:text-properties officeooo:paragraph-rsid="004d3408"/>
    </style:style>
    <style:style style:name="P42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0cm" style:auto-text-indent="false"/>
      <style:text-properties fo:font-size="14pt" officeooo:rsid="003cd730" officeooo:paragraph-rsid="003cd730" style:font-size-asian="12.25pt" style:font-size-complex="14pt"/>
    </style:style>
    <style:style style:name="P43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0cm" style:auto-text-indent="false"/>
      <style:text-properties fo:font-size="14pt" officeooo:rsid="00327ef3" officeooo:paragraph-rsid="004d3408" style:font-size-asian="12.25pt" style:font-size-complex="14pt"/>
    </style:style>
    <style:style style:name="P44" style:family="paragraph" style:parent-style-name="Contents_20_Heading">
      <style:text-properties fo:font-size="18pt" style:font-size-asian="18pt" style:font-size-complex="18pt"/>
    </style:style>
    <style:style style:name="P4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6" style:family="paragraph" style:parent-style-name="Text_20_body" style:master-page-name="">
      <style:paragraph-properties fo:margin-left="0cm" fo:margin-right="0cm" fo:margin-top="0cm" fo:margin-bottom="0.247cm" style:contextual-spacing="false" fo:line-height="120%" fo:text-align="justify" style:justify-single-word="false" fo:text-indent="1.101cm" style:auto-text-indent="false" style:page-number="auto"/>
      <style:text-properties fo:color="#000000" fo:font-size="14pt" officeooo:rsid="0018c9f4" officeooo:paragraph-rsid="005af52d" style:font-size-asian="14pt" style:font-size-complex="14pt"/>
    </style:style>
    <style:style style:name="P47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1.101cm" style:auto-text-indent="false"/>
      <style:text-properties fo:color="#000000" fo:font-size="14pt" officeooo:rsid="0018c9f4" officeooo:paragraph-rsid="005af52d" style:font-size-asian="14pt" style:font-size-complex="14pt"/>
    </style:style>
    <style:style style:name="P48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1.101cm" style:auto-text-indent="false"/>
      <style:text-properties fo:color="#000000" fo:font-size="14pt" officeooo:rsid="001cc8ea" officeooo:paragraph-rsid="005af52d" style:font-size-asian="14pt" style:font-size-complex="14pt"/>
    </style:style>
    <style:style style:name="P49" style:family="paragraph" style:parent-style-name="Text_20_body">
      <style:paragraph-properties fo:text-align="start" style:justify-single-word="false"/>
      <style:text-properties officeooo:paragraph-rsid="005af52d"/>
    </style:style>
    <style:style style:name="P50" style:family="paragraph" style:parent-style-name="Text_20_body">
      <style:paragraph-properties fo:text-align="start" style:justify-single-word="false"/>
      <style:text-properties style:font-name="Liberation Serif" fo:font-size="14pt" officeooo:paragraph-rsid="005af52d" style:font-size-asian="14pt" style:font-size-complex="14pt"/>
    </style:style>
    <style:style style:name="P51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/>
      <style:text-properties fo:font-size="14pt" officeooo:rsid="003bec77" officeooo:paragraph-rsid="005c9094" style:font-size-asian="12.25pt" style:font-size-complex="14pt"/>
    </style:style>
    <style:style style:name="P52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/>
      <style:text-properties fo:font-size="14pt" officeooo:rsid="0022ce3e" officeooo:paragraph-rsid="005df08c" style:font-size-asian="12.25pt" style:font-size-complex="14pt"/>
    </style:style>
    <style:style style:name="P53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/>
      <style:text-properties fo:font-size="14pt" officeooo:rsid="002b6380" officeooo:paragraph-rsid="00603e15" style:font-size-asian="12.25pt" style:font-size-complex="14pt"/>
    </style:style>
    <style:style style:name="P54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/>
      <style:text-properties fo:font-size="14pt" officeooo:rsid="00216a18" officeooo:paragraph-rsid="005df08c" style:font-size-asian="12.25pt" style:font-size-complex="14pt"/>
    </style:style>
    <style:style style:name="P55" style:family="paragraph" style:parent-style-name="Text_20_body" style:master-page-name="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 style:page-number="auto"/>
      <style:text-properties fo:font-size="14pt" officeooo:rsid="00392a87" officeooo:paragraph-rsid="005db7bd" style:font-size-asian="12.25pt" style:font-size-complex="14pt"/>
    </style:style>
    <style:style style:name="P56" style:family="paragraph" style:parent-style-name="Text_20_body" style:master-page-name="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 style:page-number="auto"/>
      <style:text-properties fo:font-size="14pt" officeooo:rsid="00327ef3" officeooo:paragraph-rsid="005db7bd" style:font-size-asian="12.25pt" style:font-size-complex="14pt"/>
    </style:style>
    <style:style style:name="P57" style:family="paragraph" style:parent-style-name="Text_20_body" style:master-page-name="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 style:page-number="auto"/>
      <style:text-properties fo:font-size="14pt" officeooo:rsid="002008bf" officeooo:paragraph-rsid="005df08c" style:font-size-asian="12.25pt" style:font-size-complex="14pt"/>
    </style:style>
    <style:style style:name="P58" style:family="paragraph" style:parent-style-name="Text_20_body" style:master-page-name="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 style:page-number="auto"/>
      <style:text-properties fo:font-size="14pt" officeooo:rsid="002c7ee5" officeooo:paragraph-rsid="0060f7ed" style:font-size-asian="12.25pt" style:font-size-complex="14pt"/>
    </style:style>
    <style:style style:name="P59" style:family="paragraph" style:parent-style-name="Text_20_body" style:master-page-name="">
      <style:paragraph-properties fo:margin-left="0cm" fo:margin-right="0cm" fo:margin-top="0cm" fo:margin-bottom="0.247cm" style:contextual-spacing="false" fo:line-height="120%" fo:text-align="justify" style:justify-single-word="false" fo:text-indent="0cm" style:auto-text-indent="false" style:page-number="auto"/>
      <style:text-properties fo:font-size="14pt" officeooo:rsid="002b6380" officeooo:paragraph-rsid="00603e15" style:font-size-asian="12.25pt" style:font-size-complex="14pt"/>
    </style:style>
    <style:style style:name="P60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2d9c61"/>
    </style:style>
    <style:style style:name="T2" style:family="text">
      <style:text-properties officeooo:rsid="001a9e34"/>
    </style:style>
    <style:style style:name="T3" style:family="text">
      <style:text-properties officeooo:rsid="001b22f9"/>
    </style:style>
    <style:style style:name="T4" style:family="text">
      <style:text-properties officeooo:rsid="001cc8e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9e34" style:font-weight-asian="bold" style:font-weight-complex="bold"/>
    </style:style>
    <style:style style:name="T7" style:family="text">
      <style:text-properties fo:font-weight="bold" officeooo:rsid="001e4c31" style:font-weight-asian="bold" style:font-weight-complex="bold"/>
    </style:style>
    <style:style style:name="T8" style:family="text">
      <style:text-properties fo:font-weight="bold" officeooo:rsid="003dee66" style:font-weight-asian="bold" style:font-weight-complex="bold"/>
    </style:style>
    <style:style style:name="T9" style:family="text">
      <style:text-properties fo:font-weight="bold" officeooo:rsid="0024b83f" style:font-weight-asian="bold" style:font-weight-complex="bold"/>
    </style:style>
    <style:style style:name="T10" style:family="text">
      <style:text-properties fo:font-weight="bold" officeooo:rsid="0022ce3e" style:font-weight-asian="bold" style:font-weight-complex="bold"/>
    </style:style>
    <style:style style:name="T11" style:family="text">
      <style:text-properties fo:font-weight="bold" officeooo:rsid="003a5c24" style:font-weight-asian="bold" style:font-weight-complex="bold"/>
    </style:style>
    <style:style style:name="T12" style:family="text">
      <style:text-properties fo:font-weight="bold" officeooo:rsid="00420127" style:font-weight-asian="bold" style:font-weight-complex="bold"/>
    </style:style>
    <style:style style:name="T13" style:family="text">
      <style:text-properties fo:font-weight="bold" officeooo:rsid="005af52d" style:font-weight-asian="bold" style:font-weight-complex="bold"/>
    </style:style>
    <style:style style:name="T14" style:family="text">
      <style:text-properties fo:font-weight="bold" officeooo:rsid="005c9094" style:font-weight-asian="bold" style:font-weight-complex="bold"/>
    </style:style>
    <style:style style:name="T15" style:family="text">
      <style:text-properties fo:font-weight="bold" officeooo:rsid="005db7bd" style:font-weight-asian="bold" style:font-weight-complex="bold"/>
    </style:style>
    <style:style style:name="T16" style:family="text">
      <style:text-properties fo:font-weight="bold" officeooo:rsid="0045af26" style:font-weight-asian="bold" style:font-weight-complex="bold"/>
    </style:style>
    <style:style style:name="T17" style:family="text">
      <style:text-properties fo:font-weight="bold" officeooo:rsid="005df08c" style:font-weight-asian="bold" style:font-weight-complex="bold"/>
    </style:style>
    <style:style style:name="T18" style:family="text">
      <style:text-properties fo:font-weight="bold" officeooo:rsid="00440e12" style:font-weight-asian="bold" style:font-weight-complex="bold"/>
    </style:style>
    <style:style style:name="T19" style:family="text">
      <style:text-properties fo:font-weight="bold" officeooo:rsid="0060f7ed" style:font-weight-asian="bold" style:font-weight-complex="bold"/>
    </style:style>
    <style:style style:name="T20" style:family="text">
      <style:text-properties officeooo:rsid="001e4c31"/>
    </style:style>
    <style:style style:name="T21" style:family="text">
      <style:text-properties officeooo:rsid="00216a18"/>
    </style:style>
    <style:style style:name="T22" style:family="text">
      <style:text-properties officeooo:rsid="0022ce3e"/>
    </style:style>
    <style:style style:name="T23" style:family="text">
      <style:text-properties officeooo:rsid="0024b83f"/>
    </style:style>
    <style:style style:name="T24" style:family="text">
      <style:text-properties officeooo:rsid="002b93cd"/>
    </style:style>
    <style:style style:name="T25" style:family="text">
      <style:text-properties officeooo:rsid="0031f638"/>
    </style:style>
    <style:style style:name="T26" style:family="text">
      <style:text-properties fo:font-size="14pt" style:font-size-asian="12.25pt" style:font-size-complex="14pt"/>
    </style:style>
    <style:style style:name="T27" style:family="text">
      <style:text-properties fo:font-size="14pt" officeooo:rsid="00303a99" style:font-size-asian="12.25pt" style:font-size-complex="14pt"/>
    </style:style>
    <style:style style:name="T28" style:family="text">
      <style:text-properties fo:font-size="14pt" officeooo:rsid="0031f638" style:font-size-asian="12.25pt" style:font-size-complex="14pt"/>
    </style:style>
    <style:style style:name="T29" style:family="text">
      <style:text-properties fo:font-size="14pt" officeooo:rsid="00324af7" style:font-size-asian="12.25pt" style:font-size-complex="14pt"/>
    </style:style>
    <style:style style:name="T30" style:family="text">
      <style:text-properties fo:font-size="14pt" officeooo:rsid="00327ef3" style:font-size-asian="12.25pt" style:font-size-complex="14pt"/>
    </style:style>
    <style:style style:name="T31" style:family="text">
      <style:text-properties fo:font-size="14pt" officeooo:rsid="00347c2f" style:font-size-asian="12.25pt" style:font-size-complex="14pt"/>
    </style:style>
    <style:style style:name="T32" style:family="text">
      <style:text-properties fo:font-size="14pt" officeooo:rsid="00362ef4" style:font-size-asian="12.25pt" style:font-size-complex="14pt"/>
    </style:style>
    <style:style style:name="T33" style:family="text">
      <style:text-properties fo:font-size="14pt" officeooo:rsid="00378e77" style:font-size-asian="12.25pt" style:font-size-complex="14pt"/>
    </style:style>
    <style:style style:name="T34" style:family="text">
      <style:text-properties fo:font-size="14pt" officeooo:rsid="00418677" style:font-size-asian="12.25pt" style:font-size-complex="14pt"/>
    </style:style>
    <style:style style:name="T35" style:family="text">
      <style:text-properties fo:font-size="14pt" officeooo:rsid="0045af26" style:font-size-asian="12.25pt" style:font-size-complex="14pt"/>
    </style:style>
    <style:style style:name="T36" style:family="text">
      <style:text-properties fo:font-size="14pt" officeooo:rsid="0046e665" style:font-size-asian="12.25pt" style:font-size-complex="14pt"/>
    </style:style>
    <style:style style:name="T37" style:family="text">
      <style:text-properties fo:font-size="14pt" officeooo:rsid="00288f84" style:font-size-asian="12.25pt" style:font-size-complex="14pt"/>
    </style:style>
    <style:style style:name="T38" style:family="text">
      <style:text-properties fo:font-size="14pt" officeooo:rsid="004af692" style:font-size-asian="12.25pt" style:font-size-complex="14pt"/>
    </style:style>
    <style:style style:name="T39" style:family="text">
      <style:text-properties fo:font-size="14pt" officeooo:rsid="005db7bd" style:font-size-asian="12.25pt" style:font-size-complex="14pt"/>
    </style:style>
    <style:style style:name="T40" style:family="text">
      <style:text-properties fo:font-size="14pt" fo:font-weight="bold" style:font-size-asian="12.25pt" style:font-weight-asian="bold" style:font-size-complex="14pt" style:font-weight-complex="bold"/>
    </style:style>
    <style:style style:name="T41" style:family="text">
      <style:text-properties fo:font-size="14pt" fo:font-weight="bold" officeooo:rsid="00303a99" style:font-size-asian="12.25pt" style:font-weight-asian="bold" style:font-size-complex="14pt" style:font-weight-complex="bold"/>
    </style:style>
    <style:style style:name="T42" style:family="text">
      <style:text-properties fo:font-size="14pt" fo:font-weight="bold" officeooo:rsid="0031f638" style:font-size-asian="12.25pt" style:font-weight-asian="bold" style:font-size-complex="14pt" style:font-weight-complex="bold"/>
    </style:style>
    <style:style style:name="T43" style:family="text">
      <style:text-properties fo:font-size="14pt" fo:font-weight="bold" officeooo:rsid="00327ef3" style:font-size-asian="12.25pt" style:font-weight-asian="bold" style:font-size-complex="14pt" style:font-weight-complex="bold"/>
    </style:style>
    <style:style style:name="T44" style:family="text">
      <style:text-properties fo:font-size="14pt" fo:font-weight="bold" officeooo:rsid="00288f84" style:font-size-asian="12.25pt" style:font-weight-asian="bold" style:font-size-complex="14pt" style:font-weight-complex="bold"/>
    </style:style>
    <style:style style:name="T45" style:family="text">
      <style:text-properties fo:font-size="14pt" fo:font-weight="normal" officeooo:rsid="002a0f0f" style:font-size-asian="12.25pt" style:font-weight-asian="normal" style:font-size-complex="14pt" style:font-weight-complex="normal"/>
    </style:style>
    <style:style style:name="T46" style:family="text">
      <style:text-properties officeooo:rsid="0037bc98"/>
    </style:style>
    <style:style style:name="T47" style:family="text">
      <style:text-properties officeooo:rsid="003a5c24"/>
    </style:style>
    <style:style style:name="T48" style:family="text">
      <style:text-properties officeooo:rsid="003d232b"/>
    </style:style>
    <style:style style:name="T49" style:family="text">
      <style:text-properties officeooo:rsid="003dee66"/>
    </style:style>
    <style:style style:name="T50" style:family="text">
      <style:text-properties officeooo:rsid="003fac57"/>
    </style:style>
    <style:style style:name="T51" style:family="text">
      <style:text-properties officeooo:rsid="00420127"/>
    </style:style>
    <style:style style:name="T52" style:family="text">
      <style:text-properties officeooo:rsid="00433716"/>
    </style:style>
    <style:style style:name="T53" style:family="text">
      <style:text-properties officeooo:rsid="00440e12"/>
    </style:style>
    <style:style style:name="T54" style:family="text">
      <style:text-properties officeooo:rsid="0045af26"/>
    </style:style>
    <style:style style:name="T55" style:family="text">
      <style:text-properties fo:font-weight="normal" officeooo:rsid="0045af26" style:font-weight-asian="normal" style:font-weight-complex="normal"/>
    </style:style>
    <style:style style:name="T56" style:family="text">
      <style:text-properties fo:font-weight="normal" officeooo:rsid="002a0f0f" style:font-weight-asian="normal" style:font-weight-complex="normal"/>
    </style:style>
    <style:style style:name="T57" style:family="text">
      <style:text-properties officeooo:rsid="0046e665"/>
    </style:style>
    <style:style style:name="T58" style:family="text">
      <style:text-properties officeooo:rsid="00485c3c"/>
    </style:style>
    <style:style style:name="T59" style:family="text">
      <style:text-properties officeooo:rsid="004976ca"/>
    </style:style>
    <style:style style:name="T60" style:family="text">
      <style:text-properties officeooo:rsid="004af692"/>
    </style:style>
    <style:style style:name="T61" style:family="text">
      <style:text-properties officeooo:rsid="004c3eb3"/>
    </style:style>
    <style:style style:name="T62" style:family="text">
      <style:text-properties officeooo:rsid="0053bbd7"/>
    </style:style>
    <style:style style:name="T63" style:family="text">
      <style:text-properties officeooo:rsid="0056767e"/>
    </style:style>
    <style:style style:name="T64" style:family="text">
      <style:text-properties fo:font-size="15pt" style:font-size-asian="15pt" style:font-size-complex="15pt"/>
    </style:style>
    <style:style style:name="T65" style:family="text">
      <style:text-properties officeooo:rsid="005af52d"/>
    </style:style>
    <style:style style:name="T66" style:family="text">
      <style:text-properties fo:font-variant="normal" fo:text-transform="none" fo:color="#222222" style:font-name="Liberation Serif" fo:font-size="14pt" fo:letter-spacing="normal" fo:font-style="normal" fo:font-weight="normal" style:font-size-asian="14pt" style:font-size-complex="14pt"/>
    </style:style>
    <style:style style:name="T67" style:family="text">
      <style:text-properties fo:font-variant="normal" fo:text-transform="none" fo:color="#222222" fo:letter-spacing="normal" fo:font-style="normal" fo:font-weight="normal"/>
    </style:style>
    <style:style style:name="T68" style:family="text">
      <style:text-properties style:font-name="Liberation Serif" fo:font-size="14pt" style:font-size-asian="14pt" style:font-size-complex="14pt"/>
    </style:style>
    <style:style style:name="T69" style:family="text">
      <style:text-properties officeooo:rsid="005c9094"/>
    </style:style>
    <style:style style:name="T70" style:family="text">
      <style:text-properties officeooo:rsid="0061dc7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И НАУКИ РОССИЙСКОЙ ФЕДЕРАЦИИ Федеральное государственное бюджетное учреждение «КУБАНСКИЙ ГОСУДАРСТВЕННЫЙ УНИВЕРСИТЕТ» <text:s/></text:p>
      <text:p text:style-name="P1">(ФГБУ по КубГУ) </text:p>
      <text:p text:style-name="P3">кафедра информационных образовательных технологий</text:p>
      <text:p text:style-name="P4"/>
      <text:p text:style-name="P5"/>
      <text:p text:style-name="P5"/>
      <text:p text:style-name="P6">Реферат <text:span text:style-name="T1">по</text:span> истории на тему<text:span text:style-name="T1">:</text:span> </text:p>
      <text:p text:style-name="P9"><text:span text:style-name="T1">«История ЭВМ </text:span>» </text:p>
      <text:p text:style-name="P6"/>
      <text:p text:style-name="P6"/>
      <text:p text:style-name="P6"/>
      <text:p text:style-name="P7"/>
      <text:p text:style-name="P7"/>
      <text:p text:style-name="P7"/>
      <text:p text:style-name="P2">Работу выполнил: <text:span text:style-name="T1">Батаев Даниил Юрьевич</text:span> </text:p>
      <text:p text:style-name="P2">Факультет: Математики и компьютерных наук</text:p>
      <text:p text:style-name="P2"><text:s/>Специальность: Математика и компьютерные науки <text:s/></text:p>
      <text:p text:style-name="P8"><text:s/>Курс 1</text:p>
      <text:p text:style-name="P10">Краснодар 2016</text:p>
      <text:h text:style-name="P60" text:outline-level="1"><text:bookmark-start text:name="__RefHeading__496_1260099075"/><text:soft-page-break/>Механические компьютеры.<text:bookmark-end text:name="__RefHeading__496_1260099075"/></text:h>
      <text:p text:style-name="P11"/>
      <text:p text:style-name="P46"><text:s/><text:span text:style-name="T52">В 1642 году </text:span>француз<text:span text:style-name="T52"> </text:span><text:span text:style-name="T13">Blaise Pascal</text:span> (1623 — 1662) <text:span text:style-name="T52">стал п</text:span>ервы<text:span text:style-name="T52">м,</text:span> кто создал <text:span text:style-name="T59">с</text:span>четную машину. Это был<text:span text:style-name="T20">а</text:span> механическая конструкция с шестеренками и ручным приводом, которая могла только складывать и вычитать. </text:p>
      <text:p text:style-name="P19"/>
      <text:p text:style-name="P47">Немного позже, примерно в 1672 <text:span text:style-name="T59">году,</text:span> великий немецкий математик <text:span text:style-name="T13">Gottfried Wilhelm von Leibniz</text:span> (1646-1716) создал карманную машину, которая <text:span text:style-name="T3">выполняла следующие операции: сложение</text:span>, вычи<text:span text:style-name="T3">тание</text:span>, умнож<text:span text:style-name="T3">ение</text:span> и д<text:span text:style-name="T3">еление</text:span>. </text:p>
      <text:p text:style-name="P19"/>
      <text:p text:style-name="P47">Спустя еще 150 лет<text:span text:style-name="T5"> </text:span><text:span text:style-name="T13">Charles Babbage </text:span>(1792-1871) разработал и сконструировал разностную машину, которая могла только складывать и вычитать. <text:span text:style-name="T3">В машину был заложен только один алгоритм — метод конечных разностей с использованием полиномов, что очень удручало создателя.</text:span> Вывод с этого устройства <text:span text:style-name="T3">был интересный,</text:span> осуществлялся <text:span text:style-name="T3">он </text:span>ст<text:span text:style-name="T3">а</text:span>льным штампом на медной дощечке. Позже <text:span text:style-name="T20">ученый</text:span> создал <text:span text:style-name="T3">аналитическую</text:span> машину, память которой состоял<text:span text:style-name="T20">а</text:span> из 1000 слов <text:span text:style-name="T4">по </text:span>50 десятичных разрядов, <text:span text:style-name="T4">каждое из слов при этом содержало переменные и результат</text:span>. <text:span text:style-name="T2">Устройство считывало информацию с перфокарт и могло выполнять различные алгоритмы. Для того, чтобы запрограммировать машину на элементарном ассемблере, была нанята женщина </text:span><text:span text:style-name="T13">A</text:span><text:span text:style-name="T6">d</text:span><text:span text:style-name="T13">a</text:span><text:span text:style-name="T6"> </text:span><text:span text:style-name="T13">A</text:span><text:span text:style-name="T6">ugusta </text:span><text:span text:style-name="T7">L</text:span><text:span text:style-name="T6">ovelace,</text:span><text:span text:style-name="T2"> которая, соответственно, стала первым программистом. Charles Babbage не успел отладить свою машину. Ему нужны были тысячи шестеренок, изготовленные с точностью, которая была недоступна в то время. Но его идеи используются в современных компьютерах, что очень удивляет.</text:span></text:p>
      <text:p text:style-name="P19"/>
      <text:p text:style-name="P48">Немного позже <text:span text:style-name="T5">John Atanasoff</text:span> и <text:span text:style-name="T13">George Stibbitsem</text:span> был<text:span text:style-name="T20">а</text:span> создана машина, использующая двоичную арифметику и память на базе конденсаторов, которая периодически обновлялась, чтобы избежать утечки заряда (Современная ОЗУ работает по такому же принципу). Устройство так и не стало действующим по той же причине, что и у <text:span text:style-name="T2">Charles Babbage.</text:span></text:p>
      <text:p text:style-name="P20"/>
      <text:p text:style-name="P20"><text:soft-page-break/><text:span text:style-name="T5">Howard Aliken </text:span>доделал свой компьютер «Mark 1» в 1944 году, который имел 72 слова по 23 десятичных разряда каждое, а время выполнения операции было всего 6 секунд. Ввод-вывод осуществлялся с перфолент. К тому времени, как был доделан релейный компьютер «Mark 2», он <text:span text:style-name="T50">уже </text:span>устарел и началась эра электроники.</text:p>
      <text:p text:style-name="P20"/>
      <text:p text:style-name="P20"/>
      <text:p text:style-name="P20"/>
      <text:h text:style-name="P60" text:outline-level="1"><text:bookmark-start text:name="__RefHeading__498_1260099075"/>Электронные лампы.<text:bookmark-end text:name="__RefHeading__498_1260099075"/></text:h>
      <text:p text:style-name="P11"/>
      <text:p text:style-name="P57">Первый в мире электронный компьютер <text:span text:style-name="T5">COLOSSUS </text:span>был создан математико<text:span text:style-name="T53">м </text:span><text:span text:style-name="T18">Alan Turing</text:span> в 1943 <text:span text:style-name="T53">году </text:span>для расшифровки закодированного послания машиной под названием ENIGMA. Так как разработки проходили в военное время и в такой прекрасной стране как Британия, <text:span text:style-name="T21">эти разработки рассматривали как военную тайну и не повествовали о них 30 лет.</text:span> <text:s/></text:p>
      <text:p text:style-name="P29"/>
      <text:p text:style-name="P54"><text:span text:style-name="T17">John Moushli</text:span> и <text:span text:style-name="T5">J. Presper Eckert</text:span> <text:span text:style-name="T22">в 1946 году создали электронный компьютер </text:span><text:span text:style-name="T10">ENIAC </text:span><text:span text:style-name="T22">(электронный цифровой интегратор и калькулятор), который состоял из 18 000 электронно-вакуумных ламп и 1500 реле, весил 30 тон и потреблял 140 киловатт электроэнергии. Машина имела 20 регистров, каждый из которых содержал по 10 разрядных десятичных чисел. Программировали аппарат с помощью 6000 многоканальных переключателей и многочисленных кабелей, подключавшихся к разъемам. После проделанной работы они организовали школу, в которой рассказывали о своих разработках. Это дало толчок для других ученых.</text:span></text:p>
      <text:p text:style-name="P30"/>
      <text:p text:style-name="P31"/>
      <text:p text:style-name="P31"/>
      <text:p text:style-name="P31"/>
      <text:p text:style-name="P31"/>
      <text:p text:style-name="P52"><text:soft-page-break/>Велики<text:span text:style-name="T53">й</text:span> математик, физик <text:span text:style-name="T17">John Von Neuman</text:span> <text:span text:style-name="T23">начал разработку компьютера под названием</text:span><text:span text:style-name="T9"> IAS</text:span><text:span text:style-name="T23"> (Память с прямой адресацией). </text:span><text:span text:style-name="T17">Neuman</text:span><text:span text:style-name="T23"> понял, что программа должна быть представлена в памяти компьютера в цифровой форме вмести с данными и так же отметил, что стоит использовать параллельную двоичную арифметику. Машина состояла из 5 основных частей: память, арифметик-логическое устройства, устройства управления, а также устройство ввода-вывода. Память включала в себя 4096 слов, каждое слово содержало 40 бит (0 или 1); или 2 команды по 20 бит, или целое 40 разрядное число со знаком на 40 бит. 8 бит определяли тип команды, а 12 оставшихся определяли одно из 4096 слов памяти. Арифметический блок и блок управления составляли «мозговой центр» компьютера. Внутри арифметическо-логического устройства находился особый внутренний регистр по 40 бит, так называемый аккумулятор. Типичная команда прибавляла слова из памяти к аккумулятору или сохраняла содержимое аккумулятора в памяти. У </text:span><text:span text:style-name="T17">Neuman</text:span><text:span text:style-name="T23"> была прекраснейшая память, в следствии чего он считал, что любой ведущий математик способен держать в голове дробную часть от числа.</text:span></text:p>
      <text:p text:style-name="P31"/>
      <text:p text:style-name="P53">Примерно в то же время, когда работал <text:span text:style-name="T17">Neumann</text:span> над машиной IAS,</text:p>
      <text:p text:style-name="P59"><text:span text:style-name="T24">исследователи</text:span> МТИ разработали <text:span text:style-name="T5">Whirlwind 1</text:span>. Компьютер предназначался для серьезных вычислений, поэтому имел слова длиной в 16 бит и <text:span text:style-name="T60">использовался </text:span>для работы в реальном времени.</text:p>
      <text:p text:style-name="P31"/>
      <text:p text:style-name="P23"><text:span text:style-name="T37">В 1953 году мировая компания </text:span><text:span text:style-name="T44">IBM</text:span><text:span text:style-name="T37"> построила свой первый компьютер с наименованием</text:span><text:span text:style-name="T44"> 701</text:span><text:span text:style-name="T37"> и заняла лидирующее положение на рынке. Компьютер имел 2048 слов по 36 бит, каждое слово содержало 2 команды. Та же компания выпустила машину с названием </text:span><text:span text:style-name="T44">704</text:span><text:span text:style-name="T37">, которая так же, как и ее предшественник, заняла лидирующее положение на рынке. Аппарат имел 4096 слов по 36 бит и процессор для вычисления значений с плавающей точкой.</text:span></text:p>
      <text:p text:style-name="P38"/>
      <text:h text:style-name="P60" text:outline-level="1"><text:soft-page-break/></text:h>
      <text:h text:style-name="P60" text:outline-level="1"><text:bookmark-start text:name="__RefHeading__500_1260099075"/>Транзисторные компьютеры.<text:bookmark-end text:name="__RefHeading__500_1260099075"/></text:h>
      <text:p text:style-name="P11"/>
      <text:p text:style-name="P58">В 1956 году<text:span text:style-name="T5"> </text:span><text:span text:style-name="T15">John Bardeen</text:span><text:span text:style-name="T5">, </text:span><text:span text:style-name="T15">Walter Brattain</text:span><text:span text:style-name="T5">, </text:span><text:span text:style-name="T19">William Shockley</text:span> был изобретен транзистор, за что <text:span text:style-name="T60">они </text:span>получили нобелевскую премию. </text:p>
      <text:p text:style-name="P32"/>
      <text:p text:style-name="P32">Первый транзисторный компьютер был построен в лаборатории МТИ и назывался TX-0 (Экспериментальная транзисторная вычислительная машина 0) и предназначался для тестирования TX-2. </text:p>
      <text:p text:style-name="P32"/>
      <text:p text:style-name="P33">В 1961 году компания <text:span text:style-name="T5">DEC</text:span> выпустила компьютер <text:span text:style-name="T5">PDP-1.</text:span> <text:span text:style-name="T54">Он</text:span> имел следующие характеристики: 4096 слов по 18 бит и быстродействием 200 000 команд в секунду. <text:span text:style-name="T60">С</text:span>тоил <text:span text:style-name="T60">он </text:span>всего лишь 120 000 $, <text:span text:style-name="T70">в то время как</text:span> компьютер <text:span text:style-name="T25">компании</text:span> IBM 7090 (Транзисторный аналог 709, который в свою очередь был модернизацией 704) стоил <text:span text:style-name="T25">миллионы.</text:span> PDP-1 уступал 709 по мощности всего в два раза.</text:p>
      <text:p text:style-name="P33"/>
      <text:p text:style-name="P33">Спустя некоторое время, компания <text:span text:style-name="T5">DEC</text:span> выпустила <text:span text:style-name="T5">PDP-8 </text:span>- 12 разрядный компьютер по цене всего 16 000$. Его основн<text:span text:style-name="T54">ым</text:span> отличием была шина. <text:span text:style-name="T60">С</text:span> этих пор она используется в малых компьютерах.</text:p>
      <text:p text:style-name="P33"/>
      <text:p text:style-name="P24"><text:span text:style-name="T41">IBM</text:span><text:span text:style-name="T27"> выпустила компьютер </text:span><text:span text:style-name="T41">1401</text:span><text:span text:style-name="T27">, который идеально походил для </text:span><text:span text:style-name="T28">коммерческих</text:span><text:span text:style-name="T27"> расчетов и стоил намного дешевле, чем 7094, но для научных расчетов он не годился. На этом аппарате компан</text:span><text:span text:style-name="T28">и</text:span><text:span text:style-name="T27">я заработал</text:span><text:span text:style-name="T28">а</text:span><text:span text:style-name="T27"> много денег. </text:span><text:span text:style-name="T28">Архитектура </text:span><text:span text:style-name="T42">1401</text:span><text:span text:style-name="T28"> была необычна тем, что </text:span><text:span text:style-name="T39">не было</text:span><text:span text:style-name="T28"> регистров, и даже фиксированной длины слов, </text:span><text:span text:style-name="T35">п</text:span><text:span text:style-name="T28">амять содержала 4000 байт по 8 бит, каждый байт содержал символ в 6 би</text:span><text:span text:style-name="T33">т</text:span><text:span text:style-name="T28">. </text:span><text:span text:style-name="T33">Этот компьютер мог считывать и записывать магнитные ленты и перфокарты и распечатывать результаты.</text:span></text:p>
      <text:p text:style-name="P24"/>
      <text:p text:style-name="P24"/>
      <text:p text:style-name="P24"><text:soft-page-break/></text:p>
      <text:p text:style-name="P24"><text:span text:style-name="T28">В 1964 го</text:span><text:span text:style-name="T34">ду</text:span><text:span text:style-name="T28"> компания </text:span><text:span text:style-name="T42">CDC</text:span><text:span text:style-name="T28"> выпустила машину </text:span><text:span text:style-name="T42">6600,</text:span><text:span text:style-name="T28"> которая работала на то время быстрей всех других конкурентов. Секрет такой быстрой работы был в то</text:span><text:span text:style-name="T38">м</text:span><text:span text:style-name="T28">, что в ЦП находилась машина с высокой степенью параллелизма. У нее </text:span><text:span text:style-name="T33">было</text:span><text:span text:style-name="T28"> несколько функциональных устройств для сложения, </text:span><text:span text:style-name="T33">умножения</text:span><text:span text:style-name="T28"> и деления, и все они </text:span><text:span text:style-name="T33">могл</text:span><text:span text:style-name="T35">и</text:span><text:span text:style-name="T28"> </text:span><text:span text:style-name="T29">работать</text:span><text:span text:style-name="T28"> </text:span><text:span text:style-name="T29">одновременно.</text:span><text:span text:style-name="T28"> Хотя работа машины требовала тщательной работы </text:span><text:span text:style-name="T29">программиста,</text:span><text:span text:style-name="T28"> при определенных условиях можно было сделать так, что машина </text:span><text:span text:style-name="T29">исполняла</text:span><text:span text:style-name="T28"> 10 команд одновременно. Внутри 6600 были маленькие компьютеры, отвечающие за ввод-вывод и т.п., а центральный процессор занимался только вычислениями, </text:span><text:span text:style-name="T33">что увеличило быстродействие компьютера.</text:span><text:span text:style-name="T28"> <text:s text:c="2"/></text:span></text:p>
      <text:p text:style-name="P24"/>
      <text:p text:style-name="P39"><text:span text:style-name="T29">Все производители компьютеров стремились увеличить скорость работы машины или сделать ее дешевле, а вот создатели аппарата </text:span><text:span text:style-name="T40">Burroughs B5000</text:span><text:span text:style-name="T26"> </text:span><text:span text:style-name="T29">сделали компьютер</text:span><text:span text:style-name="T26"> </text:span><text:span text:style-name="T29">специально</text:span><text:span text:style-name="T26"> для программирования на языке </text:span><text:span text:style-name="T40">Algol 60</text:span><text:span text:style-name="T26">. </text:span><text:span text:style-name="T29">Это было сделано для того, чтобы упростить задачу компилятору. Но к сожалению, об этом сразу забыли.</text:span></text:p>
      <text:p text:style-name="P16"/>
      <text:p text:style-name="P16"/>
      <text:p text:style-name="P15"/>
      <text:p text:style-name="P11"/>
      <text:p text:style-name="P11"/>
      <text:h text:style-name="P60" text:outline-level="1"><text:bookmark-start text:name="__RefHeading__607_1260099075"/>Интегральные схемы.<text:bookmark-end text:name="__RefHeading__607_1260099075"/></text:h>
      <text:p text:style-name="P11"/>
      <text:p text:style-name="P56">Изобретател<text:span text:style-name="T54">и</text:span> кремн<text:span text:style-name="T60">и</text:span>евой интегральной схемы в 1958 году <text:span text:style-name="T54">были</text:span><text:span text:style-name="T16"> </text:span><text:span text:style-name="T15">Jack Kilby</text:span> и <text:span text:style-name="T15">Robert Noyce</text:span><text:span text:style-name="T5">. </text:span><text:span text:style-name="T55">Их изобретение</text:span> позволило разместить на одной небольшой микр<text:span text:style-name="T60">о</text:span>схеме десятки транзисторов. Такие компьютеры работали быстрее и стоили дешевле чем транзисторные. </text:p>
      <text:p text:style-name="P43"><text:tab/></text:p>
      <text:p text:style-name="P41"/>
      <text:p text:style-name="P26"/>
      <text:p text:style-name="P26"><text:soft-page-break/></text:p>
      <text:p text:style-name="P26"><text:span text:style-name="T30">В 1964 году компания </text:span><text:span text:style-name="T43">IBM</text:span><text:span text:style-name="T30"> лидировала на компьютерном рынке. Но у них была большая проблема несовместимости программного обеспечения 7094 и 1401. Компании обычно покупали оба компьютера и им не нравилось, что нужно было содержать для каждого компьютера разных программистов. </text:span><text:span text:style-name="T43">IBM</text:span><text:span text:style-name="T30"> решила это проблему выпустив линейку компьютеров </text:span><text:span text:style-name="T43">System\360</text:span><text:span text:style-name="T30">, которые подходили для коммерческих и для научных расчетов. </text:span><text:span text:style-name="T36">С</text:span><text:span text:style-name="T30">амое главно</text:span><text:span text:style-name="T36">е</text:span><text:span text:style-name="T30"> </text:span><text:span text:style-name="T38">то, что </text:span><text:span text:style-name="T30">на эти компьютеры писали программы на одном языке и программа, написанная на одно</text:span><text:span text:style-name="T38">й</text:span><text:span text:style-name="T30"> из </text:span><text:span text:style-name="T36">машин,</text:span><text:span text:style-name="T30"> работал</text:span><text:span text:style-name="T36">а</text:span><text:span text:style-name="T30"> </text:span><text:span text:style-name="T38">также </text:span><text:span text:style-name="T30">на друго</text:span><text:span text:style-name="T38">й</text:span><text:span text:style-name="T30">. И еще одним нововведением была многозадачность (работа двух программ одновременно), </text:span><text:span text:style-name="T32">что позволило работать компьютеру быстрей</text:span><text:span text:style-name="T30">. </text:span><text:span text:style-name="T31">360 был первой машиной, которая могла полностью эмулировать работу других компьютеров, поэтому можно было запускать программы с 1401 на 360. К тому же адресное пространство аппарата было </text:span><text:span text:style-name="T31"><draw:frame draw:style-name="fr1" draw:name="Объект1" text:anchor-type="as-char" svg:y="-0.437cm" svg:width="0.677cm" svg:height="0.52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1"> байт, что на тот момент </text:span><text:span text:style-name="T38">являлось</text:span><text:span text:style-name="T31"> громадной цифрой.</text:span></text:p>
      <text:p text:style-name="P25"/>
      <text:p text:style-name="P21"/>
      <text:p text:style-name="P21"/>
      <text:h text:style-name="P60" text:outline-level="1"><text:bookmark-start text:name="__RefHeading__609_1260099075"/>Сверхбольшие <text:span text:style-name="T46">интегральные</text:span> схем<text:span text:style-name="T60">ы</text:span>.<text:bookmark-end text:name="__RefHeading__609_1260099075"/></text:h>
      <text:p text:style-name="P12"/>
      <text:p text:style-name="P55">Появление <text:span text:style-name="T5">СБИС</text:span> (сверхбольших интегральных схем) в 80-<text:span text:style-name="T57">х</text:span> годах позволило размещать на одной плате миллионы <text:span text:style-name="T48">транзисторов.</text:span> Это очень уценило компьютеры, и их могли приобрести даже самые обычные люди. Первые персональные компьютеры <text:span text:style-name="T48">продавались</text:span> в виде комплектов, обычно включая в себя схему Intel 8080, несколько кабелей, <text:span text:style-name="T48">источник</text:span> питания и иногда 8 дюймовый дисковод, которые покупатель должен собрать сам. Операционной системы тогд<text:span text:style-name="T48">а</text:span> не б<text:span text:style-name="T48">ыло</text:span> и приходилось писать ее самому. Но вскоре<text:span text:style-name="T5"> </text:span><text:span text:style-name="T15">Gary Kildall</text:span> написал полноценную ОС под названием <text:span text:style-name="T5">CP/M</text:span>, <text:span text:style-name="T48">которая имела свою файловую систему и интерпретатор для исполнения пользовательских команд</text:span>.</text:p>
      <text:p text:style-name="P34"/>
      <text:p text:style-name="P34"/>
      <text:p text:style-name="P34"/>
      <text:p text:style-name="P34"><text:soft-page-break/></text:p>
      <text:p text:style-name="P34">В 1981 году компания IBM выпустила свой <text:span text:style-name="T47">персональный компьютер под названием</text:span><text:span text:style-name="T5"> </text:span><text:span text:style-name="T11">IBM</text:span><text:span text:style-name="T5"> PC,</text:span> ставший самым покупаемым компьютером в истории. <text:span text:style-name="T47">Компания свершила серьезную ошибку, опубликовав все разработки этого аппарата в книги за 49$, думая, что другие компании будут производить сменные платы для IBM PC, но другие фирмы начали просто производить клонов по более приятной цене. Так началось бурное производство персональных компьютеров.</text:span></text:p>
      <text:p text:style-name="P34"/>
      <text:p text:style-name="P35">Из-за большого потенциала производства IBM PC, очень многие компании умерли, выжили немногие. <text:span text:style-name="T60">О</text:span>дной из так<text:span text:style-name="T60">овых</text:span> была компания <text:span text:style-name="T5">Apple Macintosh</text:span>, котор<text:span text:style-name="T58">ая</text:span> появил<text:span text:style-name="T58">ась</text:span> в 1984 году как наследник Apple Lisa, первого компьютера с графическим интерфейсом. </text:p>
      <text:p text:style-name="P35"/>
      <text:p text:style-name="P36">В это время появился и первый портативный компьютер Osborne-1, весивший 11 <text:span text:style-name="T51">килограмм</text:span>, что не <text:span text:style-name="T51">давало</text:span> <text:span text:style-name="T51">свободно</text:span> носить его <text:span text:style-name="T58">с собой</text:span>.</text:p>
      <text:p text:style-name="P36"/>
      <text:p text:style-name="P51">Первые версии IBM PC работали на ОС<text:span text:style-name="T5"> MS-DOS,</text:span> которую выпускала компания <text:span text:style-name="T14">Microsoft.</text:span> И<text:span text:style-name="T58">з</text:span>-за того, что Inte<text:span text:style-name="T49">l</text:span> выпускала все более мощные процессоры, IBM и <text:span text:style-name="T69">Microsoft</text:span> разработали ОС <text:span text:style-name="T5">OS/2,</text:span> которая имела <text:span text:style-name="T5">GUE </text:span>(графический пользовательский <text:span text:style-name="T49">интерфейс</text:span>).</text:p>
      <text:p text:style-name="P36"/>
      <text:p text:style-name="P36">После удачной продажи процес<text:span text:style-name="T51">с</text:span>ора 8088, компания Intel решила <text:span text:style-name="T49">е</text:span>го усовершенствовать, и в 1985 году выпустила 32-разрядный процес<text:span text:style-name="T49">с</text:span>ор с названием 80386. Архитектура этого процес<text:span text:style-name="T49">с</text:span>ора часто обозначают <text:span text:style-name="T5">x86</text:span><text:span text:style-name="T12">,</text:span> которая <text:span text:style-name="T49">совместна</text:span> с AMD x86.</text:p>
      <text:p text:style-name="P42"/>
      <text:p text:style-name="P40">В 80-х годах <text:span text:style-name="T49">появился</text:span> <text:span text:style-name="T5">RISK</text:span> (компьютер с сокращенным набором команд), в котором команды были проще, чему у CISC, и <text:span text:style-name="T49">выполнялись</text:span> быстрей. В 90-х годах появил<text:span text:style-name="T58">и</text:span>с<text:span text:style-name="T58">ь</text:span> <text:span text:style-name="T49">супескалярные</text:span> процессоры, которые могли выполнять много команд одновременно, часто не в том порядке, в котором они <text:span text:style-name="T49">располагались</text:span> в программе.</text:p>
      <text:p text:style-name="P37"><text:soft-page-break/></text:p>
      <text:p text:style-name="P37">До 1992 <text:span text:style-name="T49">появилась</text:span> революционн<text:span text:style-name="T61">ая</text:span> 64-разрядная модель<text:span text:style-name="T5"> Alpha</text:span> компьютера DEC. Но <text:span text:style-name="T49">коммерческий</text:span> <text:span text:style-name="T49">успех</text:span> 64-разрядны<text:span text:style-name="T58">е</text:span> <text:span text:style-name="T51">компьютеры</text:span> приобрели тол<text:span text:style-name="T49">ь</text:span>ко через десяток лет, и то в серверных.</text:p>
      <text:p text:style-name="P37"/>
      <text:p text:style-name="P27">Из-за <text:span text:style-name="T49">с</text:span>тремительно развития скорости работы процессора они стали сильно грет<text:span text:style-name="T49">ь</text:span>ся. Поэтому в 2001 году фирма IBM выпустила <text:span text:style-name="T49">двухъядерную</text:span> архитектур<text:span text:style-name="T58">у</text:span> <text:span text:style-name="T5">POWER4</text:span>. Сейчас очень активно используют <text:span text:style-name="T49">многоядерность</text:span>, но у этой особенности есть и минус, заключается он в том, что программист мо<text:span text:style-name="T61">жет</text:span> легко допускать ошибку при написани<text:span text:style-name="T61">и</text:span> кода на такую архитектуру.</text:p>
      <text:p text:style-name="P27"/>
      <text:h text:style-name="P60" text:outline-level="1"/>
      <text:h text:style-name="P60" text:outline-level="1"/>
      <text:h text:style-name="P60" text:outline-level="1"><text:bookmark-start text:name="__RefHeading__726_617114271"/>Вывод<text:bookmark-end text:name="__RefHeading__726_617114271"/></text:h>
      <text:p text:style-name="P11"/>
      <text:p text:style-name="P28"><text:span text:style-name="T62">И</text:span>стория возникновения и развития ЭВМ достаточно многообразна и интересна, причем развитие происходило и происходит до сих пор достаточно быстро. <text:span text:style-name="T62">В ходе эволюции компьютерных технологии были разработаны сотни разных компьютеров. Многие из ни давно забыты, в то время как влияние других на современные идеи оказались весьма значительным. </text:span>Эт<text:span text:style-name="T62">и</text:span> машин<text:span text:style-name="T62">ы</text:span> облегчил<text:span text:style-name="T62">и</text:span> работу людей, выполняя за них рутинные задания. <text:span text:style-name="T63">Компьютеры будущего будут встраиваться во все мыслимые и не мыслимые устройства и за счет этого действительно станут невидимыми. Они прочно войдет в повседневную жизнь будут открывать двери, включать лампы, распределять деньги и выполнять тысячи других обязанностей.</text:span></text:p>
      <text:p text:style-name="P22"/>
      <text:p text:style-name="P11"/>
      <text:p text:style-name="P11"/>
      <text:p text:style-name="P11"/>
      <text:p text:style-name="P13"><text:soft-page-break/></text:p>
      <text:p text:style-name="P18">Источники:</text:p>
      <text:p text:style-name="P49"><text:span text:style-name="T45">Книга: </text:span><text:span text:style-name="T68">Structured computer organization</text:span><text:span text:style-name="T66"> Архитектура компьютера 6-е издание</text:span></text:p>
      <text:p text:style-name="P50"><text:span text:style-name="T56"><text:s text:c="11"/>Авторов: </text:span>A. Tanenbaum, T. Austin <text:s text:c="2"/><text:span text:style-name="T65">Э. </text:span><text:span text:style-name="T67">Таненбаум, Т. Остин </text:span></text:p>
      <text:p text:style-name="P14"><text:s text:c="11"/><text:span text:style-name="T49">Стр. 31-45 </text:span><text:span text:style-name="T8">Глава1:</text:span><text:span text:style-name="T49"> Введение; </text:span><text:span text:style-name="T8">Раздел:</text:span><text:span text:style-name="T49">развитие компьютерной архитектуры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/>
      <text:p text:style-name="P17"/>
      <text:p text:style-name="P17"/>
      <text:p text:style-name="P17"/>
      <text:p text:style-name="P17"/>
      <text:p text:style-name="P17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44">Оглавление</text:p>
          </text:index-title>
          <text:p text:style-name="P45"><text:a xlink:type="simple" xlink:href="#__RefHeading__496_1260099075" text:style-name="Index_20_Link" text:visited-style-name="Index_20_Link"><text:span text:style-name="T64">Механические компьютеры.<text:tab/>2</text:span></text:a></text:p>
          <text:p text:style-name="P45"><text:a xlink:type="simple" xlink:href="#__RefHeading__498_1260099075" text:style-name="Index_20_Link" text:visited-style-name="Index_20_Link"><text:span text:style-name="T64">Электронные лампы.<text:tab/>3</text:span></text:a></text:p>
          <text:p text:style-name="P45"><text:a xlink:type="simple" xlink:href="#__RefHeading__500_1260099075" text:style-name="Index_20_Link" text:visited-style-name="Index_20_Link"><text:span text:style-name="T64">Транзисторные компьютеры.<text:tab/>5</text:span></text:a></text:p>
          <text:p text:style-name="P45"><text:a xlink:type="simple" xlink:href="#__RefHeading__607_1260099075" text:style-name="Index_20_Link" text:visited-style-name="Index_20_Link"><text:span text:style-name="T64">Интегральные схемы.<text:tab/>6</text:span></text:a></text:p>
          <text:p text:style-name="P45"><text:a xlink:type="simple" xlink:href="#__RefHeading__609_1260099075" text:style-name="Index_20_Link" text:visited-style-name="Index_20_Link"><text:span text:style-name="T64">Сверхбольшие интегральные схемы.<text:tab/>7</text:span></text:a></text:p>
          <text:p text:style-name="P45"><text:a xlink:type="simple" xlink:href="#__RefHeading__726_617114271" text:style-name="Index_20_Link" text:visited-style-name="Index_20_Link"><text:span text:style-name="T64">Вывод<text:tab/>9</text:span></text:a></text:p>
        </text:index-body>
      </text:table-of-conten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dejavu sans mono" svg:font-family="'dejavu sans mono', monospace"/>
    <style:font-face style:name="FreeSans1" svg:font-family="FreeSans" style:font-family-generic="swiss"/>
    <style:font-face style:name="Helvetica Neue" svg:font-family="'Helvetica Neue', Helvetica, 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22:37:21.181237410</meta:creation-date>
    <dc:date>2016-11-23T20:31:26.868055565</dc:date>
    <meta:editing-duration>P1DT20H17M57S</meta:editing-duration>
    <meta:editing-cycles>39</meta:editing-cycles>
    <meta:generator>LibreOffice/4.2.8.2$Linux_X86_64 LibreOffice_project/420m0$Build-2</meta:generator>
    <meta:document-statistic meta:table-count="0" meta:image-count="0" meta:object-count="1" meta:page-count="10" meta:paragraph-count="58" meta:word-count="1736" meta:character-count="12420" meta:non-whitespace-character-count="10690"/>
  </office:meta>
</office:document-meta>
</file>

<file path=Object 1/content.xml><?xml version="1.0" encoding="utf-8"?>
<math xmlns="http://www.w3.org/1998/Math/MathML" display="block">
  <semantics>
    <msup>
      <mn>2</mn>
      <mn>24</mn>
    </msup>
    <annotation encoding="StarMath 5.0">2^24</annotation>
  </semantics>
</math>
</file>